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6e40" officeooo:paragraph-rsid="000d6e40"/>
    </style:style>
    <style:style style:name="P2" style:family="paragraph" style:parent-style-name="Preformatted_20_Text" style:list-style-name="L1">
      <style:text-properties officeooo:rsid="000d6e40" officeooo:paragraph-rsid="000d6e40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ow to create a new project?</text:p>
      <text:p text:style-name="Preformatted_20_Text"/>
      <text:p text:style-name="Preformatted_20_Text">1. Create a folder inside your top-level folder to hold the project documents.</text:p>
      <text:p text:style-name="Preformatted_20_Text"><text:s text:c="2"/>1a. My top-level is 'projects'.</text:p>
      <text:p text:style-name="Preformatted_20_Text"><text:s text:c="2"/>1b. For this example, create 'new_project' in 'projects' folder</text:p>
      <text:p text:style-name="Preformatted_20_Text"/>
      <text:p text:style-name="Preformatted_20_Text">2. Create a file, like this one, that contains info for your project.</text:p>
      <text:p text:style-name="Preformatted_20_Text"><text:s text:c="2"/># These notes are modified or copied directly from:</text:p>
      <text:p text:style-name="Preformatted_20_Text"><text:s text:c="2"/># <text:a xlink:type="simple" xlink:href="https://docs.github.com/en/get-started/importing-your-projects-to-github/importing-source-code-to-github/adding-locally-hosted-code-to-github" text:style-name="Internet_20_link" text:visited-style-name="Visited_20_Internet_20_Link">https://docs.github.com/en/get-started/importing-your-projects-to-github/importing-source-code-to-github/adding-locally-hosted-code-to-github</text:a></text:p>
      <text:p text:style-name="Preformatted_20_Text"/>
      <text:p text:style-name="Preformatted_20_Text">3. Create a git repository to track this project.</text:p>
      <text:p text:style-name="Preformatted_20_Text"><text:s text:c="2"/>A lot of options other than git, but I'm going to show git to keep it simple.</text:p>
      <text:p text:style-name="Preformatted_20_Text"><text:s text:c="2"/>3a. $ git init -b main</text:p>
      <text:p text:style-name="Preformatted_20_Text"><text:s text:c="2"/>3b. $ git add .</text:p>
      <text:p text:style-name="Preformatted_20_Text"><text:s text:c="4"/># Adds the files in the local repository and stages them for commit.</text:p>
      <text:p text:style-name="Preformatted_20_Text"><text:s text:c="4"/># To unstage a file, use 'git reset HEAD YOUR-FILE'.</text:p>
      <text:p text:style-name="Preformatted_20_Text"><text:s text:c="2"/>3c. $ git commit -m "First commit"</text:p>
      <text:p text:style-name="Preformatted_20_Text"><text:s text:c="6"/># Commits the tracked changes and prepares them to be pushed to a</text:p>
      <text:p text:style-name="Preformatted_20_Text"><text:s text:c="6"/># remote repository. To remove this commit and modify the file,</text:p>
      <text:p text:style-name="Preformatted_20_Text"><text:s text:c="6"/># use 'git reset --soft HEAD~1' and commit and add the file again.</text:p>
      <text:p text:style-name="Preformatted_20_Text">4. Create the web repository in github to receive the local project files.</text:p>
      <text:p text:style-name="Preformatted_20_Text"><text:s text:c="2"/>4a. At the top of your repository on GitHub.com's Quick Setup page, click <text:s/>to copy the remote repository URL.</text:p>
      <text:p text:style-name="Preformatted_20_Text"/>
      <text:p text:style-name="Preformatted_20_Text">5. push local files to web repository.</text:p>
      <text:p text:style-name="Preformatted_20_Text"><text:s text:c="2"/>5b. $ git remote add origin git@github.com:gregdyche/github101.git</text:p>
      <text:p text:style-name="Preformatted_20_Text"><text:s text:c="4"/># URL is built from 'git@github.com' and your username separate by a :</text:p>
      <text:p text:style-name="Preformatted_20_Text"><text:s text:c="4"/># followed by a / and then your repository name. </text:p>
      <text:p text:style-name="Preformatted_20_Text"><text:s text:c="2"/>5c. $ git branch -M main</text:p>
      <text:p text:style-name="Preformatted_20_Text"><text:s text:c="2"/>5d. $ git push -u origin main</text:p>
      <text:p text:style-name="Preformatted_20_Text"/>
      <text:p text:style-name="Preformatted_20_Text"/>
      <text:p text:style-name="Preformatted_20_Text"/>
      <text:p text:style-name="P1">Notes:</text:p>
      <text:list xml:id="list27187224" text:style-name="L1">
        <text:list-item>
          <text:p text:style-name="P2">MS Word wouldn’t open MD file or does it have an option to save one as MD.</text:p>
        </text:list-item>
        <text:list-item>
          <text:p text:style-name="P2">Libre office Write works fin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0-11T15:30:21.437492073</dc:date>
    <meta:editing-duration>PT1M57S</meta:editing-duration>
    <meta:editing-cycles>2</meta:editing-cycles>
    <meta:generator>LibreOffice/7.3.4.2$MacOSX_X86_64 LibreOffice_project/728fec16bd5f605073805c3c9e7c4212a0120dc5</meta:generator>
    <meta:document-statistic meta:table-count="0" meta:image-count="0" meta:object-count="0" meta:page-count="1" meta:paragraph-count="28" meta:word-count="269" meta:character-count="1603" meta:non-whitespace-character-count="1305"/>
  </office:meta>
</office:document-meta>
</file>